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text-properties fo:color="#808080" fo:font-size="9pt" officeooo:rsid="0006b43a" officeooo:paragraph-rsid="0006b43a" style:font-size-asian="7.84999990463257pt" style:font-size-complex="9pt"/>
    </style:style>
    <style:style style:name="P2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06b43a" officeooo:paragraph-rsid="0006b43a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officeooo:paragraph-rsid="0007b549"/>
    </style:style>
    <style:style style:name="P4" style:family="paragraph" style:parent-style-name="Standard" style:list-style-name="L1">
      <style:text-properties fo:font-weight="bold" officeooo:rsid="0009ab90" officeooo:paragraph-rsid="0009ab90" style:font-weight-asian="bold" style:font-weight-complex="bold"/>
    </style:style>
    <style:style style:name="P5" style:family="paragraph" style:parent-style-name="Standard">
      <style:text-properties fo:font-weight="bold" officeooo:rsid="0009ab90" officeooo:paragraph-rsid="0009ab90" style:font-weight-asian="bold" style:font-weight-complex="bold"/>
    </style:style>
    <style:style style:name="P6" style:family="paragraph" style:parent-style-name="Standard">
      <style:text-properties fo:color="#1c1c1c" fo:font-size="12pt" fo:font-style="normal" style:text-underline-style="none" fo:font-weight="normal" officeooo:rsid="0007b549" officeooo:paragraph-rsid="0007b54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color="#000000" fo:font-style="italic" style:text-underline-style="none" fo:font-weight="normal" officeooo:rsid="0007b549" officeooo:paragraph-rsid="0007b549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06b43a" officeooo:paragraph-rsid="0006b43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0d5768" officeooo:paragraph-rsid="000d576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0dbbf6" officeooo:paragraph-rsid="000dbbf6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color="#1c1c1c"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color="#1c1c1c" style:text-underline-style="none" fo:font-weight="normal" style:font-weight-asian="normal" style:font-weight-complex="normal"/>
    </style:style>
    <style:style style:name="T4" style:family="text">
      <style:text-properties fo:color="#1c1c1c" style:text-underline-style="none" fo:font-weight="normal" officeooo:rsid="000e8e31" style:font-weight-asian="normal" style:font-weight-complex="normal"/>
    </style:style>
    <style:style style:name="T5" style:family="text">
      <style:text-properties fo:color="#1c1c1c" style:text-underline-style="none" fo:font-weight="normal" officeooo:rsid="000f50ac" style:font-weight-asian="normal" style:font-weight-complex="normal"/>
    </style:style>
    <style:style style:name="T6" style:family="text">
      <style:text-properties fo:color="#1c1c1c" style:text-underline-style="none" fo:font-weight="normal" officeooo:rsid="000fa9d3" style:font-weight-asian="normal" style:font-weight-complex="normal"/>
    </style:style>
    <style:style style:name="T7" style:family="text">
      <style:text-properties fo:color="#1c1c1c" fo:font-size="12pt" fo:font-style="normal" style:text-underline-style="none" fo:font-weight="bold" officeooo:rsid="0007b549" style:font-size-asian="10.5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1c1c1c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1c1c1c" fo:font-size="12pt" fo:font-style="normal" style:text-underline-style="none" fo:font-weight="normal" officeooo:rsid="0007b549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1c1c1c" fo:font-size="12pt" fo:font-style="normal" style:text-underline-style="none" fo:font-weight="normal" officeooo:rsid="0009ab90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1c1c1c" fo:font-size="12pt" fo:font-style="normal" style:text-underline-style="none" fo:font-weight="normal" officeooo:rsid="000b3977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1c1c1c" fo:font-size="12pt" fo:font-style="normal" style:text-underline-style="none" fo:font-weight="normal" officeooo:rsid="000b925d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1c1c1c" fo:font-size="12pt" fo:font-style="normal" style:text-underline-style="none" fo:font-weight="normal" officeooo:rsid="000d5768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1c1c1c" fo:font-size="12pt" fo:font-style="normal" style:text-underline-style="none" style:font-size-asian="10.5pt" style:font-style-asian="normal" style:font-size-complex="12pt" style:font-style-complex="normal"/>
    </style:style>
    <style:style style:name="T15" style:family="text">
      <style:text-properties fo:color="#1c1c1c" fo:font-style="normal" style:font-style-asian="normal" style:font-style-complex="normal"/>
    </style:style>
    <style:style style:name="T16" style:family="text">
      <style:text-properties fo:color="#1c1c1c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Constructed Levels:<text:span text:style-name="T1"> </text:span><text:span text:style-name="T2">an explenation of the pattern database huristics effectiveness</text:span></text:p>
      <text:p text:style-name="P2"><text:span text:style-name="T2"/></text:p>
      <text:list xml:id="list2197528089" text:style-name="L1">
        <text:list-item>
          <text:p text:style-name="P3"><text:span text:style-name="T7">ExampleSmallDifference: </text:span><text:span text:style-name="T9">this level shows little difference between the manhaten distance huristic and the pattern database huristic, This is primaraly because the manhatan distance is a good huristic to use for this level, the distance of the block to the goal is equal to the number of steps required. </text:span><text:span text:style-name="T10">In other words, the huristic generated by the manhatan distance for any tile(x,y) will be the same as the huristic stored in the patterndatabase for tile(x,y).</text:span></text:p>
          <text:p text:style-name="P3"><text:span text:style-name="T10"/></text:p>
        </text:list-item>
        <text:list-item>
          <text:p text:style-name="P4"><text:span text:style-name="T14">ExampleLargeDistance: </text:span><text:span text:style-name="T8">This level shows a large difference between the man</text:span><text:span text:style-name="T11">h</text:span><text:span text:style-name="T8">aten distance huristic and the pattern database huristic. </text:span><text:span text:style-name="T11">This is because the the manharen distance huristic is fooled into thinking the block has a small number of steps to the goal state when actually the solution requires the block to first be moved away from the goal state. </text:span><text:span text:style-name="T12">The simple sokoban A* AI player will prioritise the evaluation of actions that keep the blocks close to the goalstate before evaluating the actions that move the blocks further from the goalstate </text:span><text:span text:style-name="T13">meaning the Simple Sokoban player wastes a lot of time evaluating states that are no closer to solving the level. The simple sokoban A* player also will waste time evaluating all the posible states that can be obtained after a dead state, using a pattern database instead of the manhaten distance resolves this as the pattern database would priorotise all other states over a deadstate.</text:span></text:p>
        </text:list-item>
      </text:list>
      <text:p text:style-name="P5"><text:span text:style-name="T13"/></text:p>
      <text:p text:style-name="P9"><text:span text:style-name="T15">Level 4:</text:span><text:span text:style-name="T16"> </text:span><text:span text:style-name="T2">why is this level difficult for a computer player to solve, and how could a computer player be adapted to allow it to solve levels like this.</text:span></text:p>
      <text:p text:style-name="P9"><text:span text:style-name="T2"/></text:p>
      <text:p text:style-name="P10"><text:span text:style-name="T3">The underlying reason that this level is so hard to solve by a computer player is the distance between the goal states. In the case of manhatin distance being used as a huristic, the current cost of any one block to a goal </text:span><text:span text:style-name="T5">position</text:span><text:span text:style-name="T3"> is based of the closes</text:span><text:span text:style-name="T5">t</text:span><text:span text:style-name="T3"> goal </text:span><text:span text:style-name="T5">position</text:span><text:span text:style-name="T3">, even if that goal </text:span><text:span text:style-name="T5">posiiton</text:span><text:span text:style-name="T3"> is already ocupied by a block. The computer player will proced to evaluate </text:span><text:span text:style-name="T4">the states </text:span><text:span text:style-name="T5">starting </text:span><text:span text:style-name="T4">where all three blocks are closest to the right goal </text:span><text:span text:style-name="T5">position and moving out so two of the three blocks are further away(as the right goal position is closest to the starting position of the three blocks)</text:span><text:span text:style-name="T4">. </text:span><text:span text:style-name="T5">Eventually a block will get far enough from the right goal position that it will start to base its huristic on the distance to the middle goal position.</text:span></text:p>
      <text:p text:style-name="P10"><text:span text:style-name="T5"><text:tab/>A similar story is true for a pattern database huristic, the values stored in my pattern database are based of the distance of a path to the closest goal position. Even if that goal position is ocupied by a block. </text:span><text:span text:style-name="T6">Meaning a PatternHuristicA*Player wouldn’t consider any other goal positions until all states where the block resides within a goal positions “region of influence” have been explored.</text:span></text:p>
      <text:p text:style-name="P10"><text:span text:style-name="T6"><text:tab/>Some posible solutions to this would be to </text:span></text:p>
      <text:p text:style-name="P9"><text:span text:style-name="T2"/>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fo:font-size="9pt" officeooo:rsid="0006b43a" officeooo:paragraph-rsid="0006b43a" style:font-size-asian="7.84999990463257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ificial Intelligence <text:tab/>Sokoban Coursework<text:tab/>George Goodall, c151194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2:31:04.898653592</meta:creation-date>
    <dc:date>2018-11-09T14:54:45.591177107</dc:date>
    <meta:editing-duration>PT19M57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9" meta:word-count="488" meta:character-count="2893" meta:non-whitespace-character-count="2412"/>
  </office:meta>
</office:document-meta>
</file>